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B000001ADAB2CC5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f70" officeooo:paragraph-rsid="001a7f7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7f70" officeooo:paragraph-rsid="001a7f7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MOOV 3D ROBOT</text:p>
      <text:p text:style-name="P2">UPPER ARM</text:p>
      <text:p text:style-name="P2"/>
      <text:p text:style-name="P2"><draw:frame draw:style-name="fr1" draw:name="Image1" text:anchor-type="paragraph" svg:width="13.838cm" svg:height="11.351cm" draw:z-index="0"><draw:image xlink:href="Pictures/100002010000020B000001ADAB2CC5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24:06.917094677</meta:creation-date>
    <dc:date>2015-10-16T15:26:30.945988064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1" meta:object-count="0" meta:page-count="1" meta:paragraph-count="2" meta:word-count="5" meta:character-count="24" meta:non-whitespace-character-count="21"/>
  </office:meta>
</office:document-meta>
</file>